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0pt" style:text-underline-style="solid" style:text-underline-width="auto" style:text-underline-color="font-color" officeooo:rsid="001ac30b" officeooo:paragraph-rsid="001ac30b" style:font-size-asian="40pt" style:font-size-complex="40pt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officeooo:rsid="001ac30b" officeooo:paragraph-rsid="001ac30b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officeooo:rsid="001ac3e9" officeooo:paragraph-rsid="001ac3e9" style:font-size-asian="9.60000038146973pt" style:font-size-complex="11pt"/>
    </style:style>
    <style:style style:name="T1" style:family="text">
      <style:text-properties officeooo:rsid="001ac3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 de Magrot</text:p>
      <text:p text:style-name="P2"/>
      <text:p text:style-name="P3">Histoire :</text:p>
      <text:p text:style-name="P3"><text:tab/>Kong Kong a kidnappé la princesse et c’est enfui au 100e étage du Empire State Building. Magrot va essayer de sauver la princesse</text:p>
      <text:p text:style-name="P3"/>
      <text:p text:style-name="P3"/>
      <text:p text:style-name="P3">But : </text:p>
      <text:p text:style-name="P3"><text:tab/>Magrot doit se déplacer de niveau en niveau de bas en haut</text:p>
      <text:p text:style-name="P2"/>
      <text:p text:style-name="P2"/>
      <text:p text:style-name="P2">Premièrement, il faut que Magrot puisse se déplacer :</text:p>
      <text:p text:style-name="P2"><text:tab/>-Utiliser les flèches directionnelles pour bouger de droite à gauche</text:p>
      <text:p text:style-name="P2"><text:tab/>-Utiliser Espace pour sauter</text:p>
      <text:p text:style-name="P2"><text:tab/>-Magrot doit être affecté par la gravité</text:p>
      <text:p text:style-name="P2"><text:tab/>-Magrot doit avoir des collisions</text:p>
      <text:p text:style-name="P2"/>
      <text:p text:style-name="P2">Deuxièmement, il faut des obstacles :</text:p>
      <text:p text:style-name="P2"><text:tab/>-Un ennemi qui lance des tonneaux, <text:span text:style-name="T1">ces tonneaux vont pousser magrot</text:span></text:p>
      <text:p text:style-name="P2"><text:tab/>-<text:span text:style-name="T1">Des plateformes pour sauter</text:span></text:p>
      <text:p text:style-name="P2"/>
      <text:p text:style-name="P2">Troisièmement, il faut des graphismes :</text:p>
      <text:p text:style-name="P2"><text:tab/>-Des sprites pour animer Magrot, et les Ennemis</text:p>
      <text:p text:style-name="P2"><text:tab/>-Un environnem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02T11:10:53.708000000</meta:creation-date>
    <dc:date>2024-04-02T11:59:42.533000000</dc:date>
    <meta:editing-duration>PT6M26S</meta:editing-duration>
    <meta:editing-cycles>2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16" meta:word-count="116" meta:character-count="698" meta:non-whitespace-character-count="587"/>
  </office:meta>
</office:document-meta>
</file>